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fo:font-size="11pt" officeooo:paragraph-rsid="001d082d" style:font-size-asian="11pt" style:font-size-complex="11pt"/>
    </style:style>
    <style:style style:name="P3" style:family="paragraph" style:parent-style-name="Standard">
      <style:text-properties fo:font-size="11pt" officeooo:paragraph-rsid="001f2a68" style:font-size-asian="11pt" style:font-size-complex="11pt"/>
    </style:style>
    <style:style style:name="P4" style:family="paragraph" style:parent-style-name="Standard">
      <style:text-properties fo:font-size="11pt" fo:font-weight="bold" officeooo:paragraph-rsid="001d082d" style:font-size-asian="11pt" style:font-weight-asian="bold" style:font-size-complex="11pt" style:font-weight-complex="bold"/>
    </style:style>
    <style:style style:name="P5" style:family="paragraph" style:parent-style-name="Standard">
      <style:text-properties fo:font-size="11pt" fo:font-weight="bold" officeooo:paragraph-rsid="001ea8bb" style:font-size-asian="11pt" style:font-weight-asian="bold" style:font-size-complex="11pt" style:font-weight-complex="bold"/>
    </style:style>
    <style:style style:name="P6" style:family="paragraph" style:parent-style-name="Standard">
      <style:text-properties fo:font-size="11pt" fo:font-weight="bold" officeooo:paragraph-rsid="001f2a68" style:font-size-asian="11pt" style:font-weight-asian="bold" style:font-size-complex="11pt" style:font-weight-complex="bold"/>
    </style:style>
    <style:style style:name="P7" style:family="paragraph" style:parent-style-name="Standard">
      <style:text-properties fo:font-size="11pt" fo:font-weight="normal" officeooo:paragraph-rsid="001f2a68" style:font-size-asian="11pt" style:font-weight-asian="normal" style:font-size-complex="11pt" style:font-weight-complex="normal"/>
    </style:style>
    <style:style style:name="P8" style:family="paragraph" style:parent-style-name="Standard">
      <style:text-properties fo:font-weight="bold" officeooo:paragraph-rsid="001d082d" style:font-weight-asian="bold" style:font-weight-complex="bold"/>
    </style:style>
    <style:style style:name="P9" style:family="paragraph" style:parent-style-name="Standard">
      <style:paragraph-properties fo:padding="0.0291in" fo:border-left="none" fo:border-right="none" fo:border-top="none" fo:border-bottom="0.06pt solid #000000" style:join-border="false"/>
      <style:text-properties fo:font-size="11pt" officeooo:paragraph-rsid="001d082d" style:font-size-asian="11pt" style:font-size-complex="11pt"/>
    </style:style>
    <style:style style:name="T1" style:family="text">
      <style:text-properties officeooo:rsid="001d082d"/>
    </style:style>
    <style:style style:name="T2" style:family="text">
      <style:text-properties officeooo:rsid="000773cc"/>
    </style:style>
    <style:style style:name="T3" style:family="text">
      <style:text-properties fo:font-size="11pt" officeooo:rsid="000773cc" style:font-size-asian="11pt" style:font-size-complex="11pt"/>
    </style:style>
    <style:style style:name="T4" style:family="text">
      <style:text-properties fo:font-size="11pt" officeooo:rsid="001d082d" style:font-size-asian="11pt" style:font-size-complex="11pt"/>
    </style:style>
    <style:style style:name="T5" style:family="text">
      <style:text-properties fo:font-weight="bold" style:font-weight-asian="bold" style:font-weight-complex="bold"/>
    </style:style>
    <style:style style:name="T6" style:family="text">
      <style:text-properties fo:font-weight="bold" officeooo:rsid="000773cc" style:font-weight-asian="bold" style:font-weight-complex="bold"/>
    </style:style>
    <style:style style:name="T7" style:family="text">
      <style:text-properties fo:font-weight="bold" officeooo:rsid="001d082d" style:font-weight-asian="bold" style:font-weight-complex="bold"/>
    </style:style>
    <style:style style:name="T8" style:family="text">
      <style:text-properties fo:font-weight="bold" officeooo:rsid="001ea8bb" style:font-weight-asian="bold" style:font-weight-complex="bold"/>
    </style:style>
    <style:style style:name="T9" style:family="text">
      <style:text-properties fo:font-weight="bold" officeooo:rsid="001f2a68" style:font-weight-asian="bold" style:font-weight-complex="bold"/>
    </style:style>
    <style:style style:name="T10" style:family="text">
      <style:text-properties fo:font-weight="bold" officeooo:rsid="0006586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d082d" style:font-weight-asian="normal" style:font-weight-complex="normal"/>
    </style:style>
    <style:style style:name="T13" style:family="text">
      <style:text-properties fo:font-weight="normal" officeooo:rsid="001d7708" style:font-weight-asian="normal" style:font-weight-complex="normal"/>
    </style:style>
    <style:style style:name="T14" style:family="text">
      <style:text-properties fo:font-weight="normal" officeooo:rsid="001ea8bb" style:font-weight-asian="normal" style:font-weight-complex="normal"/>
    </style:style>
    <style:style style:name="T15" style:family="text">
      <style:text-properties fo:font-weight="normal" officeooo:rsid="000773cc" style:font-weight-asian="normal" style:font-weight-complex="normal"/>
    </style:style>
    <style:style style:name="T16" style:family="text">
      <style:text-properties fo:font-weight="normal" officeooo:rsid="001f2a68" style:font-weight-asian="normal" style:font-weight-complex="normal"/>
    </style:style>
    <style:style style:name="T17" style:family="text">
      <style:text-properties fo:font-weight="normal" officeooo:rsid="00202260" style:font-weight-asian="normal" style:font-weight-complex="normal"/>
    </style:style>
    <style:style style:name="T18" style:family="text">
      <style:text-properties officeooo:rsid="001d7708"/>
    </style:style>
    <style:style style:name="T19" style:family="text">
      <style:text-properties officeooo:rsid="001ea8bb"/>
    </style:style>
    <style:style style:name="T20" style:family="text">
      <style:text-properties officeooo:rsid="001f2a68"/>
    </style:style>
    <style:style style:name="T21" style:family="text">
      <style:text-properties officeooo:rsid="00065866"/>
    </style:style>
    <style:style style:name="T22" style:family="text">
      <style:text-properties officeooo:rsid="0020226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System Requirements </text:span></text:h>
      <text:p text:style-name="P2"><text:span text:style-name="T1">Sistemimiz temel olarak kullanıcıya güreş menejerliği deneyimi yaşatacak, kulanıcının tercih ve stratejilerine göre oyun akışını şekillendirip sonuç üretecek. </text:span></text:p>
      <text:p text:style-name="P2"><text:span text:style-name="T1"/></text:p>
      <text:p text:style-name="P2"><text:span text:style-name="T1"/></text:p>
      <text:p text:style-name="P2"><text:span text:style-name="T1">Fonksiyonel Maksat, kullanıcıdan ve veritabanından daha önce kaydedilmiş verileri alıp işleyerek sonuç üreteceğiz. </text:span></text:p>
      <text:p text:style-name="P2"><text:span text:style-name="T1"/></text:p>
      <text:p text:style-name="P4"><text:span text:style-name="T1">Fonksiyonel Gereksinimler</text:span></text:p>
      <text:p text:style-name="P2"><text:span text:style-name="T1"/></text:p>
      <text:p text:style-name="P8"><text:span text:style-name="T3"><text:tab/></text:span><text:span text:style-name="T4">S</text:span><text:span text:style-name="T3">isteme girilecek data</text:span></text:p>
      <text:p text:style-name="P2"><text:span text:style-name="T2"><text:tab/><text:tab/></text:span><text:span text:style-name="T1">Kullanıcı ve veritabanından tercih ve stratejilerini işleyeceğimizden mütevelli. </text:span><text:span text:style-name="T2"><text:tab/></text:span></text:p>
      <text:p text:style-name="P2"><text:span text:style-name="T2"><text:tab/></text:span><text:span text:style-name="T7">H</text:span><text:span text:style-name="T6">er ekranda yapılacak işlem</text:span></text:p>
      <text:p text:style-name="P2"><text:span text:style-name="T6"><text:tab/><text:tab/></text:span><text:span text:style-name="T12">12 tane farklı layout'da kullanıcı tercihi alınarak, program akışı sağlanmaktadır.</text:span></text:p>
      <text:p text:style-name="P2"><text:span text:style-name="T12"/></text:p>
      <text:p text:style-name="P4"><text:span text:style-name="T2"><text:tab/></text:span><text:span text:style-name="T1">S</text:span><text:span text:style-name="T2">istem tarafından yapılacak iş akışı</text:span></text:p>
      <text:p text:style-name="P4"><text:span text:style-name="T2"><text:tab/><text:tab/></text:span><text:span text:style-name="T12">Layoutdan alınan bilgileri simülasyon motoru ile işleyip sonuç üreterek yine veritabanına yazmak. Kullanıcı tercihlerini anlık olarak db ye yazmak.</text:span></text:p>
      <text:p text:style-name="P4"><text:span text:style-name="T12"/></text:p>
      <text:p text:style-name="P4"><text:span text:style-name="T2"><text:tab/>sistem raporlarının ve diğer çıkışların tanımı</text:span></text:p>
      <text:p text:style-name="P5"><text:span text:style-name="T2"><text:tab/><text:tab/></text:span><text:span text:style-name="T12">Simülasyon motoru veya fonksiyonların tümününden çıkan sonuçların kullanıcıya listelemek.</text:span><text:span text:style-name="T14">V</text:span><text:span text:style-name="T15">erilerin işlenip çıkış üretilmesi</text:span></text:p>
      <text:p text:style-name="P4"><text:span text:style-name="T12"/></text:p>
      <text:p text:style-name="P2"><text:span text:style-name="T6"><text:tab/>sisteme kimin ver girişi yapabileceği</text:span></text:p>
      <text:p text:style-name="P2"><text:span text:style-name="T6"><text:tab/><text:tab/></text:span><text:span text:style-name="T13">V</text:span><text:span text:style-name="T12">eritabanında kayıtlı bir oyun hesabı olan </text:span><text:span text:style-name="T13">kullanıcı, eğer yoksa yeni bir hesap oluşturulur.</text:span></text:p>
      <text:p text:style-name="P2"><text:span text:style-name="T13"/></text:p>
      <text:p text:style-name="P4"><text:span text:style-name="T18"><text:tab/>V</text:span><text:span text:style-name="T2">eritabanından okuma yazma</text:span></text:p>
      <text:p text:style-name="P4"><text:span text:style-name="T2"><text:tab/><text:tab/></text:span><text:span text:style-name="T13">Data girildikten sonra iş akışı başlatılana kadar yani daha sonra kullanılacak fonksiyonun sırası gelene kadar veritabanında bilgiler muhafaza edilir. Kullanıcıdan alınan her bilgi anlık olarak db ye kaydedilip kullanılıyor</text:span></text:p>
      <text:p text:style-name="P4"><text:span text:style-name="T13"/></text:p>
      <text:p text:style-name="P2"><text:span text:style-name="T2"/></text:p>
      <text:p text:style-name="P2"><text:span text:style-name="T2"><text:tab/></text:span><text:span text:style-name="T8">Kullanıcı Çeşitleri</text:span></text:p>
      <text:p text:style-name="P2"><text:span text:style-name="T19"><text:tab/><text:tab/>Yanlızca veritabanında kayıtlı hesabı olan oyuncular.</text:span></text:p>
      <text:p text:style-name="P9"><text:span text:style-name="T20"/></text:p>
      <text:p text:style-name="P3"><text:span text:style-name="T20"/></text:p>
      <text:p text:style-name="P3"><text:span text:style-name="T20">Non Functional Gereksinimler</text:span></text:p>
      <text:p text:style-name="P3"/>
      <text:p text:style-name="P7"><text:span text:style-name="T9">#Accessibility</text:span><text:span text:style-name="T20">: </text:span></text:p>
      <text:p text:style-name="P3"><text:span text:style-name="T20"/></text:p>
      <text:p text:style-name="P3"><text:span text:style-name="T10">Backup&amp;Recovery <text:s/></text:span><text:span text:style-name="T21">: </text:span><text:span text:style-name="T20">Github gibi yazılım store etme toolları ile backupları güvenli bir şekilde saklayarak hata yahut sistem geri alma kararlarında bize kolaylık sağlıyor.</text:span></text:p>
      <text:p text:style-name="P3"><text:span text:style-name="T20"/></text:p>
      <text:p text:style-name="P6"><text:span text:style-name="T21">Documentation: </text:span><text:span text:style-name="T16">Yazılım geliştirme sürecinde kullanılan yöntemler aracılığı ile kolay anlaşılabilirlik. Github'ın kodların her aşamasını saklaması ve bu aşamalarda açıklamaların düzenli girilmesi, dökümantasyonda önemli bir nokta. Ayrıca kaynak kodları klasörleri içerisinde bulunan dökümantasyon dosyaları anlaşılabilirlik ve geliştirilebilirlik açısından her aşamada kolaylık sağlamakta.</text:span></text:p>
      <text:p text:style-name="P6"><text:span text:style-name="T16"/></text:p>
      <text:p text:style-name="P3"><text:span text:style-name="T10">Failure Management: </text:span><text:span text:style-name="T20">Dokümantasyonda yazılan hatalar ile test aşamasının düzenli yapılması.</text:span></text:p>
      <text:p text:style-name="P3"><text:span text:style-name="T10">Maintainability: </text:span><text:span text:style-name="T20">Maintainability bir ihtiyaç çünkü, geliştirme sonrasında kolayca implemente edilebilmesi için. Final versiyonundan sonra da sürdürülebilir olmasını istiyoruz yeni özellikleri , teknolojileri ve tasarımları implemente edebilmek için.</text:span></text:p>
      <text:p text:style-name="P6"><text:span text:style-name="T21">Open source: </text:span><text:span text:style-name="T17">Maintainability'ye bağlı olarak sadece bizim tarafımızdan değil projeyi geliştirmek isteyen diğer geliştiricilier tarafaından da geliştirilmesini sağlamak.</text:span></text:p>
      <text:p text:style-name="P6"><text:span text:style-name="T21">Performance: </text:span></text:p>
      <text:p text:style-name="P3"><text:soft-page-break/><text:span text:style-name="T21">Platform Compatibility &amp; Portability:</text:span></text:p>
      <text:p text:style-name="P3"><text:span text:style-name="T21">Testability:</text:span></text:p>
      <text:p text:style-name="P3"><text:span text:style-name="T21">Usability:</text:span></text:p>
      <text:p text:style-name="P3"><text:span text:style-name="T21"/></text:p>
      <text:p text:style-name="P3"><text:span text:style-name="T20"/></text:p>
      <text:p text:style-name="P2"><text:span text:style-name="T2"/></text:p>
      <text:p text:style-name="P2"><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2T16:42:45</meta:creation-date>
    <dc:date>2013-04-22T17:19:59</dc:date>
    <meta:editing-duration>PT22M4S</meta:editing-duration>
    <meta:editing-cycles>4</meta:editing-cycles>
    <meta:generator>LibreOffice/4.0.1.2$MacOSX_x86 LibreOffice_project/84102822e3d61eb989ddd325abf1ac077904985</meta:generator>
    <meta:document-statistic meta:table-count="0" meta:image-count="0" meta:object-count="0" meta:page-count="2" meta:paragraph-count="30" meta:word-count="290" meta:character-count="2536" meta:non-whitespace-character-count="2245"/>
  </office:meta>
</office:document-meta>
</file>